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414488135593" calcext:value-type="float">
            <text:p>2.22414</text:p>
          </table:table-cell>
          <table:table-cell office:value-type="float" office:value="2.20704759322034" calcext:value-type="float">
            <text:p>2.20705</text:p>
          </table:table-cell>
          <table:table-cell office:value-type="float" office:value="2.84914657627119" calcext:value-type="float">
            <text:p>2.84915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5467327683616" calcext:value-type="float">
            <text:p>2.25467</text:p>
          </table:table-cell>
          <table:table-cell office:value-type="float" office:value="2.15738694915254" calcext:value-type="float">
            <text:p>2.15739</text:p>
          </table:table-cell>
          <table:table-cell office:value-type="float" office:value="2.70030006779661" calcext:value-type="float">
            <text:p>2.7003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447662146893" calcext:value-type="float">
            <text:p>2.22448</text:p>
          </table:table-cell>
          <table:table-cell office:value-type="float" office:value="2.21869385310734" calcext:value-type="float">
            <text:p>2.21869</text:p>
          </table:table-cell>
          <table:table-cell office:value-type="float" office:value="2.9222180338983" calcext:value-type="float">
            <text:p>2.92222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16974468926554" calcext:value-type="float">
            <text:p>2.16974</text:p>
          </table:table-cell>
          <table:table-cell office:value-type="float" office:value="2.33043344632768" calcext:value-type="float">
            <text:p>2.33043</text:p>
          </table:table-cell>
          <table:table-cell office:value-type="float" office:value="2.9237739661017" calcext:value-type="float">
            <text:p>2.92377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286192090395" calcext:value-type="float">
            <text:p>2.18286</text:p>
          </table:table-cell>
          <table:table-cell office:value-type="float" office:value="2.30880807909605" calcext:value-type="float">
            <text:p>2.30881</text:p>
          </table:table-cell>
          <table:table-cell office:value-type="float" office:value="2.91051498305085" calcext:value-type="float">
            <text:p>2.91051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966767231638" calcext:value-type="float">
            <text:p>2.21967</text:p>
          </table:table-cell>
          <table:table-cell office:value-type="float" office:value="2.23937750282486" calcext:value-type="float">
            <text:p>2.23938</text:p>
          </table:table-cell>
          <table:table-cell office:value-type="float" office:value="2.92848596610169" calcext:value-type="float">
            <text:p>2.92849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8994859887006" calcext:value-type="float">
            <text:p>2.18995</text:p>
          </table:table-cell>
          <table:table-cell office:value-type="float" office:value="2.30175498305085" calcext:value-type="float">
            <text:p>2.30175</text:p>
          </table:table-cell>
          <table:table-cell office:value-type="float" office:value="2.89421722033898" calcext:value-type="float">
            <text:p>2.89422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509903954802" calcext:value-type="float">
            <text:p>2.2251</text:p>
          </table:table-cell>
          <table:table-cell office:value-type="float" office:value="2.23237768361582" calcext:value-type="float">
            <text:p>2.23238</text:p>
          </table:table-cell>
          <table:table-cell office:value-type="float" office:value="2.83795213559322" calcext:value-type="float">
            <text:p>2.83795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19791116384181" calcext:value-type="float">
            <text:p>2.19791</text:p>
          </table:table-cell>
          <table:table-cell office:value-type="float" office:value="2.29456715254237" calcext:value-type="float">
            <text:p>2.29457</text:p>
          </table:table-cell>
          <table:table-cell office:value-type="float" office:value="2.88378277966102" calcext:value-type="float">
            <text:p>2.88378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213410169492" calcext:value-type="float">
            <text:p>2.26213</text:p>
          </table:table-cell>
          <table:table-cell office:value-type="float" office:value="2.16945172881356" calcext:value-type="float">
            <text:p>2.16945</text:p>
          </table:table-cell>
          <table:table-cell office:value-type="float" office:value="2.79696813559322" calcext:value-type="float">
            <text:p>2.79697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974035028249" calcext:value-type="float">
            <text:p>2.18974</text:p>
          </table:table-cell>
          <table:table-cell office:value-type="float" office:value="2.31637639548023" calcext:value-type="float">
            <text:p>2.31638</text:p>
          </table:table-cell>
          <table:table-cell office:value-type="float" office:value="2.97641572881356" calcext:value-type="float">
            <text:p>2.97642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266251977401" calcext:value-type="float">
            <text:p>2.17266</text:p>
          </table:table-cell>
          <table:table-cell office:value-type="float" office:value="2.35102805649718" calcext:value-type="float">
            <text:p>2.35103</text:p>
          </table:table-cell>
          <table:table-cell office:value-type="float" office:value="3.05260027118644" calcext:value-type="float">
            <text:p>3.0526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7034345762712" calcext:value-type="float">
            <text:p>2.27034</text:p>
          </table:table-cell>
          <table:table-cell office:value-type="float" office:value="2.1581871299435" calcext:value-type="float">
            <text:p>2.15819</text:p>
          </table:table-cell>
          <table:table-cell office:value-type="float" office:value="2.74155715254237" calcext:value-type="float">
            <text:p>2.74156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9384197740113" calcext:value-type="float">
            <text:p>2.29384</text:p>
          </table:table-cell>
          <table:table-cell office:value-type="float" office:value="2.11447615819209" calcext:value-type="float">
            <text:p>2.11448</text:p>
          </table:table-cell>
          <table:table-cell office:value-type="float" office:value="2.68967755932203" calcext:value-type="float">
            <text:p>2.68968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201137853107" calcext:value-type="float">
            <text:p>2.22201</text:p>
          </table:table-cell>
          <table:table-cell office:value-type="float" office:value="2.26937663276836" calcext:value-type="float">
            <text:p>2.26938</text:p>
          </table:table-cell>
          <table:table-cell office:value-type="float" office:value="3.08446427118644" calcext:value-type="float">
            <text:p>3.08446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0539746892655" calcext:value-type="float">
            <text:p>2.3054</text:p>
          </table:table-cell>
          <table:table-cell office:value-type="float" office:value="2.10333023728814" calcext:value-type="float">
            <text:p>2.10333</text:p>
          </table:table-cell>
          <table:table-cell office:value-type="float" office:value="2.68395349152542" calcext:value-type="float">
            <text:p>2.68395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091948700565" calcext:value-type="float">
            <text:p>2.20919</text:p>
          </table:table-cell>
          <table:table-cell office:value-type="float" office:value="2.29588176271186" calcext:value-type="float">
            <text:p>2.29588</text:p>
          </table:table-cell>
          <table:table-cell office:value-type="float" office:value="2.92528379661017" calcext:value-type="float">
            <text:p>2.92528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25197740113" calcext:value-type="float">
            <text:p>2.26252</text:p>
          </table:table-cell>
          <table:table-cell office:value-type="float" office:value="2.18934406779661" calcext:value-type="float">
            <text:p>2.18934</text:p>
          </table:table-cell>
          <table:table-cell office:value-type="float" office:value="2.82485138983051" calcext:value-type="float">
            <text:p>2.82485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713079096045" calcext:value-type="float">
            <text:p>2.29713</text:p>
          </table:table-cell>
          <table:table-cell office:value-type="float" office:value="2.12137152542373" calcext:value-type="float">
            <text:p>2.12137</text:p>
          </table:table-cell>
          <table:table-cell office:value-type="float" office:value="2.75903281355932" calcext:value-type="float">
            <text:p>2.75903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396550282486" calcext:value-type="float">
            <text:p>2.23397</text:p>
          </table:table-cell>
          <table:table-cell office:value-type="float" office:value="2.24928900564972" calcext:value-type="float">
            <text:p>2.24929</text:p>
          </table:table-cell>
          <table:table-cell office:value-type="float" office:value="2.96191688135593" calcext:value-type="float">
            <text:p>2.96192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913349152542" calcext:value-type="float">
            <text:p>2.18913</text:p>
          </table:table-cell>
          <table:table-cell office:value-type="float" office:value="2.34762609039548" calcext:value-type="float">
            <text:p>2.34763</text:p>
          </table:table-cell>
          <table:table-cell office:value-type="float" office:value="3.11097179661017" calcext:value-type="float">
            <text:p>3.11097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441125423729" calcext:value-type="float">
            <text:p>2.24441</text:p>
          </table:table-cell>
          <table:table-cell office:value-type="float" office:value="2.23908255367232" calcext:value-type="float">
            <text:p>2.23908</text:p>
          </table:table-cell>
          <table:table-cell office:value-type="float" office:value="2.85929098305085" calcext:value-type="float">
            <text:p>2.85929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595294915254" calcext:value-type="float">
            <text:p>2.26595</text:p>
          </table:table-cell>
          <table:table-cell office:value-type="float" office:value="2.1968546440678" calcext:value-type="float">
            <text:p>2.19685</text:p>
          </table:table-cell>
          <table:table-cell office:value-type="float" office:value="2.87137057627119" calcext:value-type="float">
            <text:p>2.87137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9877523163842" calcext:value-type="float">
            <text:p>2.29878</text:p>
          </table:table-cell>
          <table:table-cell office:value-type="float" office:value="2.13336240677966" calcext:value-type="float">
            <text:p>2.13336</text:p>
          </table:table-cell>
          <table:table-cell office:value-type="float" office:value="2.81008691525424" calcext:value-type="float">
            <text:p>2.81009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6675001129944" calcext:value-type="float">
            <text:p>2.26675</text:p>
          </table:table-cell>
          <table:table-cell office:value-type="float" office:value="2.20360294915254" calcext:value-type="float">
            <text:p>2.2036</text:p>
          </table:table-cell>
          <table:table-cell office:value-type="float" office:value="2.8700873220339" calcext:value-type="float">
            <text:p>2.87009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916475706215" calcext:value-type="float">
            <text:p>2.23916</text:p>
          </table:table-cell>
          <table:table-cell office:value-type="float" office:value="2.28261628248588" calcext:value-type="float">
            <text:p>2.28262</text:p>
          </table:table-cell>
          <table:table-cell office:value-type="float" office:value="3.08808230508475" calcext:value-type="float">
            <text:p>3.08808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80990960452" calcext:value-type="float">
            <text:p>2.2381</text:p>
          </table:table-cell>
          <table:table-cell office:value-type="float" office:value="2.28709389830508" calcext:value-type="float">
            <text:p>2.28709</text:p>
          </table:table-cell>
          <table:table-cell office:value-type="float" office:value="3.06982711864407" calcext:value-type="float">
            <text:p>3.06983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363534463277" calcext:value-type="float">
            <text:p>2.24364</text:p>
          </table:table-cell>
          <table:table-cell office:value-type="float" office:value="2.28611517514124" calcext:value-type="float">
            <text:p>2.28612</text:p>
          </table:table-cell>
          <table:table-cell office:value-type="float" office:value="3.03986698305085" calcext:value-type="float">
            <text:p>3.03987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5341986440678" calcext:value-type="float">
            <text:p>2.25342</text:p>
          </table:table-cell>
          <table:table-cell office:value-type="float" office:value="2.28208398870056" calcext:value-type="float">
            <text:p>2.28208</text:p>
          </table:table-cell>
          <table:table-cell office:value-type="float" office:value="3.10719118644068" calcext:value-type="float">
            <text:p>3.10719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5966360451977" calcext:value-type="float">
            <text:p>2.25966</text:p>
          </table:table-cell>
          <table:table-cell office:value-type="float" office:value="2.2696055819209" calcext:value-type="float">
            <text:p>2.26961</text:p>
          </table:table-cell>
          <table:table-cell office:value-type="float" office:value="3.07254386440678" calcext:value-type="float">
            <text:p>3.07254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9968107344633" calcext:value-type="float">
            <text:p>2.29968</text:p>
          </table:table-cell>
          <table:table-cell office:value-type="float" office:value="2.14980757062147" calcext:value-type="float">
            <text:p>2.14981</text:p>
          </table:table-cell>
          <table:table-cell office:value-type="float" office:value="2.75904" calcext:value-type="float">
            <text:p>2.75904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8295881355932" calcext:value-type="float">
            <text:p>2.28296</text:p>
          </table:table-cell>
          <table:table-cell office:value-type="float" office:value="2.13742971751412" calcext:value-type="float">
            <text:p>2.13743</text:p>
          </table:table-cell>
          <table:table-cell office:value-type="float" office:value="2.79973572881356" calcext:value-type="float">
            <text:p>2.79974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476498305085" calcext:value-type="float">
            <text:p>2.24476</text:p>
          </table:table-cell>
          <table:table-cell office:value-type="float" office:value="2.19803633898305" calcext:value-type="float">
            <text:p>2.19804</text:p>
          </table:table-cell>
          <table:table-cell office:value-type="float" office:value="2.80297952542373" calcext:value-type="float">
            <text:p>2.80298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833950282486" calcext:value-type="float">
            <text:p>2.26834</text:p>
          </table:table-cell>
          <table:table-cell office:value-type="float" office:value="2.14865164971751" calcext:value-type="float">
            <text:p>2.14865</text:p>
          </table:table-cell>
          <table:table-cell office:value-type="float" office:value="2.70839755932203" calcext:value-type="float">
            <text:p>2.7084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365871186441" calcext:value-type="float">
            <text:p>2.25366</text:p>
          </table:table-cell>
          <table:table-cell office:value-type="float" office:value="2.19043837288136" calcext:value-type="float">
            <text:p>2.19044</text:p>
          </table:table-cell>
          <table:table-cell office:value-type="float" office:value="2.87874020338983" calcext:value-type="float">
            <text:p>2.87874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.27308388700565" calcext:value-type="float">
            <text:p>2.27308</text:p>
          </table:table-cell>
          <table:table-cell office:value-type="float" office:value="2.13809055367232" calcext:value-type="float">
            <text:p>2.13809</text:p>
          </table:table-cell>
          <table:table-cell office:value-type="float" office:value="2.72368393220339" calcext:value-type="float">
            <text:p>2.72368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879366101695" calcext:value-type="float">
            <text:p>2.24879</text:p>
          </table:table-cell>
          <table:table-cell office:value-type="float" office:value="2.19971484745763" calcext:value-type="float">
            <text:p>2.19971</text:p>
          </table:table-cell>
          <table:table-cell office:value-type="float" office:value="2.87044189830508" calcext:value-type="float">
            <text:p>2.87044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391386440678" calcext:value-type="float">
            <text:p>2.19391</text:p>
          </table:table-cell>
          <table:table-cell office:value-type="float" office:value="2.29836425988701" calcext:value-type="float">
            <text:p>2.29836</text:p>
          </table:table-cell>
          <table:table-cell office:value-type="float" office:value="2.90320786440678" calcext:value-type="float">
            <text:p>2.90321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700716384181" calcext:value-type="float">
            <text:p>2.24701</text:p>
          </table:table-cell>
          <table:table-cell office:value-type="float" office:value="2.22216072316384" calcext:value-type="float">
            <text:p>2.22216</text:p>
          </table:table-cell>
          <table:table-cell office:value-type="float" office:value="2.85088908474576" calcext:value-type="float">
            <text:p>2.85089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4056946892655" calcext:value-type="float">
            <text:p>2.24057</text:p>
          </table:table-cell>
          <table:table-cell office:value-type="float" office:value="2.22369189830508" calcext:value-type="float">
            <text:p>2.22369</text:p>
          </table:table-cell>
          <table:table-cell office:value-type="float" office:value="2.83320298305085" calcext:value-type="float">
            <text:p>2.8332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53830960452" calcext:value-type="float">
            <text:p>2.25538</text:p>
          </table:table-cell>
          <table:table-cell office:value-type="float" office:value="2.1765055819209" calcext:value-type="float">
            <text:p>2.17651</text:p>
          </table:table-cell>
          <table:table-cell office:value-type="float" office:value="2.81958223728814" calcext:value-type="float">
            <text:p>2.81958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655901694915" calcext:value-type="float">
            <text:p>2.22656</text:p>
          </table:table-cell>
          <table:table-cell office:value-type="float" office:value="2.27574749152542" calcext:value-type="float">
            <text:p>2.27575</text:p>
          </table:table-cell>
          <table:table-cell office:value-type="float" office:value="2.90866983050847" calcext:value-type="float">
            <text:p>2.90867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299368361582" calcext:value-type="float">
            <text:p>2.25299</text:p>
          </table:table-cell>
          <table:table-cell office:value-type="float" office:value="2.21011854237288" calcext:value-type="float">
            <text:p>2.21012</text:p>
          </table:table-cell>
          <table:table-cell office:value-type="float" office:value="2.8684326779661" calcext:value-type="float">
            <text:p>2.86843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0355868926554" calcext:value-type="float">
            <text:p>2.20356</text:p>
          </table:table-cell>
          <table:table-cell office:value-type="float" office:value="2.30434806779661" calcext:value-type="float">
            <text:p>2.30435</text:p>
          </table:table-cell>
          <table:table-cell office:value-type="float" office:value="2.989384" calcext:value-type="float">
            <text:p>2.98938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329597740113" calcext:value-type="float">
            <text:p>2.2633</text:p>
          </table:table-cell>
          <table:table-cell office:value-type="float" office:value="2.21520292655367" calcext:value-type="float">
            <text:p>2.2152</text:p>
          </table:table-cell>
          <table:table-cell office:value-type="float" office:value="2.88179457627119" calcext:value-type="float">
            <text:p>2.88179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715804519774" calcext:value-type="float">
            <text:p>2.25716</text:p>
          </table:table-cell>
          <table:table-cell office:value-type="float" office:value="2.23275736723164" calcext:value-type="float">
            <text:p>2.23276</text:p>
          </table:table-cell>
          <table:table-cell office:value-type="float" office:value="2.9518566779661" calcext:value-type="float">
            <text:p>2.95186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354352542373" calcext:value-type="float">
            <text:p>2.29354</text:p>
          </table:table-cell>
          <table:table-cell office:value-type="float" office:value="2.16804522033898" calcext:value-type="float">
            <text:p>2.16805</text:p>
          </table:table-cell>
          <table:table-cell office:value-type="float" office:value="2.84704555932203" calcext:value-type="float">
            <text:p>2.84705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6325098305085" calcext:value-type="float">
            <text:p>2.26325</text:p>
          </table:table-cell>
          <table:table-cell office:value-type="float" office:value="2.23571940112994" calcext:value-type="float">
            <text:p>2.23572</text:p>
          </table:table-cell>
          <table:table-cell office:value-type="float" office:value="2.96629518644068" calcext:value-type="float">
            <text:p>2.9663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25982259887" calcext:value-type="float">
            <text:p>2.2526</text:p>
          </table:table-cell>
          <table:table-cell office:value-type="float" office:value="2.25675308474576" calcext:value-type="float">
            <text:p>2.25675</text:p>
          </table:table-cell>
          <table:table-cell office:value-type="float" office:value="2.93043728813559" calcext:value-type="float">
            <text:p>2.93044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299881355932" calcext:value-type="float">
            <text:p>2.243</text:p>
          </table:table-cell>
          <table:table-cell office:value-type="float" office:value="2.27105802259887" calcext:value-type="float">
            <text:p>2.27106</text:p>
          </table:table-cell>
          <table:table-cell office:value-type="float" office:value="2.99401166101695" calcext:value-type="float">
            <text:p>2.99401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09689039548" calcext:value-type="float">
            <text:p>2.25097</text:p>
          </table:table-cell>
          <table:table-cell office:value-type="float" office:value="2.24772483615819" calcext:value-type="float">
            <text:p>2.24772</text:p>
          </table:table-cell>
          <table:table-cell office:value-type="float" office:value="2.98307484745763" calcext:value-type="float">
            <text:p>2.98307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572296045198" calcext:value-type="float">
            <text:p>2.22572</text:p>
          </table:table-cell>
          <table:table-cell office:value-type="float" office:value="2.30990663276836" calcext:value-type="float">
            <text:p>2.30991</text:p>
          </table:table-cell>
          <table:table-cell office:value-type="float" office:value="3.05609206779661" calcext:value-type="float">
            <text:p>3.05609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9112936723164" calcext:value-type="float">
            <text:p>2.19113</text:p>
          </table:table-cell>
          <table:table-cell office:value-type="float" office:value="2.30099705084746" calcext:value-type="float">
            <text:p>2.301</text:p>
          </table:table-cell>
          <table:table-cell office:value-type="float" office:value="2.92008542372881" calcext:value-type="float">
            <text:p>2.92009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774212429379" calcext:value-type="float">
            <text:p>2.24774</text:p>
          </table:table-cell>
          <table:table-cell office:value-type="float" office:value="2.26010907344633" calcext:value-type="float">
            <text:p>2.26011</text:p>
          </table:table-cell>
          <table:table-cell office:value-type="float" office:value="3.07168528813559" calcext:value-type="float">
            <text:p>3.07169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0886710734463" calcext:value-type="float">
            <text:p>2.20887</text:p>
          </table:table-cell>
          <table:table-cell office:value-type="float" office:value="2.33924874576271" calcext:value-type="float">
            <text:p>2.33925</text:p>
          </table:table-cell>
          <table:table-cell office:value-type="float" office:value="3.15216718644068" calcext:value-type="float">
            <text:p>3.15217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.22148998870056" calcext:value-type="float">
            <text:p>2.22149</text:p>
          </table:table-cell>
          <table:table-cell office:value-type="float" office:value="2.30272744632768" calcext:value-type="float">
            <text:p>2.30273</text:p>
          </table:table-cell>
          <table:table-cell office:value-type="float" office:value="2.98464257627119" calcext:value-type="float">
            <text:p>2.98464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0294753672316" calcext:value-type="float">
            <text:p>2.20295</text:p>
          </table:table-cell>
          <table:table-cell office:value-type="float" office:value="2.30818855367232" calcext:value-type="float">
            <text:p>2.30819</text:p>
          </table:table-cell>
          <table:table-cell office:value-type="float" office:value="3.00283471186441" calcext:value-type="float">
            <text:p>3.00283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791731073446" calcext:value-type="float">
            <text:p>2.22792</text:p>
          </table:table-cell>
          <table:table-cell office:value-type="float" office:value="2.31543974011299" calcext:value-type="float">
            <text:p>2.31544</text:p>
          </table:table-cell>
          <table:table-cell office:value-type="float" office:value="3.05866738983051" calcext:value-type="float">
            <text:p>3.05867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4414242937853" calcext:value-type="float">
            <text:p>2.24414</text:p>
          </table:table-cell>
          <table:table-cell office:value-type="float" office:value="2.2806393220339" calcext:value-type="float">
            <text:p>2.28064</text:p>
          </table:table-cell>
          <table:table-cell office:value-type="float" office:value="3.13354644067797" calcext:value-type="float">
            <text:p>3.13355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605268926554" calcext:value-type="float">
            <text:p>2.21605</text:p>
          </table:table-cell>
          <table:table-cell office:value-type="float" office:value="2.33334071186441" calcext:value-type="float">
            <text:p>2.33334</text:p>
          </table:table-cell>
          <table:table-cell office:value-type="float" office:value="3.13740298305085" calcext:value-type="float">
            <text:p>3.1374</text:p>
          </table:table-cell>
          <table:table-cell office:value-type="float" office:value="88500000" calcext:value-type="float">
            <text:p>885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SUM([.A56:.A60])" office:value-type="float" office:value="1" calcext:value-type="float">
            <text:p>1</text:p>
          </table:table-cell>
          <table:table-cell table:formula="of:=SUM([.B56:.B60])" office:value-type="float" office:value="4" calcext:value-type="float">
            <text:p>4</text:p>
          </table:table-cell>
          <table:table-cell table:formula="of:=SUM([.C56:.C60])" office:value-type="float" office:value="3" calcext:value-type="float">
            <text:p>3</text:p>
          </table:table-cell>
          <table:table-cell table:formula="of:=SUM([.D56:.D60])" office:value-type="float" office:value="2" calcext:value-type="float">
            <text:p>2</text:p>
          </table:table-cell>
          <table:table-cell table:formula="of:=SUM([.E56:.E60])" office:value-type="float" office:value="1" calcext:value-type="float">
            <text:p>1</text:p>
          </table:table-cell>
          <table:table-cell table:formula="of:=SUM([.F56:.F60])" office:value-type="float" office:value="2" calcext:value-type="float">
            <text:p>2</text:p>
          </table:table-cell>
          <table:table-cell table:formula="of:=SUM([.G56:.G60])" office:value-type="float" office:value="2" calcext:value-type="float">
            <text:p>2</text:p>
          </table:table-cell>
          <table:table-cell table:formula="of:=SUM([.H56:.H60])" office:value-type="float" office:value="1" calcext:value-type="float">
            <text:p>1</text:p>
          </table:table-cell>
          <table:table-cell table:formula="of:=SUM([.I56:.I60])" office:value-type="float" office:value="2" calcext:value-type="float">
            <text:p>2</text:p>
          </table:table-cell>
          <table:table-cell table:formula="of:=SUM([.J56:.J60])" office:value-type="float" office:value="3" calcext:value-type="float">
            <text:p>3</text:p>
          </table:table-cell>
          <table:table-cell table:formula="of:=SUM([.K56:.K60])" office:value-type="float" office:value="2" calcext:value-type="float">
            <text:p>2</text:p>
          </table:table-cell>
          <table:table-cell table:formula="of:=SUM([.L56:.L60])" office:value-type="float" office:value="3" calcext:value-type="float">
            <text:p>3</text:p>
          </table:table-cell>
          <table:table-cell table:formula="of:=SUM([.M56:.M60])" office:value-type="float" office:value="4" calcext:value-type="float">
            <text:p>4</text:p>
          </table:table-cell>
          <table:table-cell table:formula="of:=SUM([.N56:.N60])" office:value-type="float" office:value="1" calcext:value-type="float">
            <text:p>1</text:p>
          </table:table-cell>
          <table:table-cell table:formula="of:=SUM([.O56:.O60])" office:value-type="float" office:value="3" calcext:value-type="float">
            <text:p>3</text:p>
          </table:table-cell>
          <table:table-cell table:formula="of:=SUM([.P56:.P60])" office:value-type="float" office:value="4" calcext:value-type="float">
            <text:p>4</text:p>
          </table:table-cell>
          <table:table-cell table:formula="of:=SUM([.Q56:.Q60])" office:value-type="float" office:value="3" calcext:value-type="float">
            <text:p>3</text:p>
          </table:table-cell>
          <table:table-cell table:formula="of:=SUM([.R56:.R60])" office:value-type="float" office:value="2" calcext:value-type="float">
            <text:p>2</text:p>
          </table:table-cell>
          <table:table-cell table:formula="of:=SUM([.S56:.S60])" office:value-type="float" office:value="3" calcext:value-type="float">
            <text:p>3</text:p>
          </table:table-cell>
          <table:table-cell table:formula="of:=SUM([.T56:.T60])" office:value-type="float" office:value="4" calcext:value-type="float">
            <text:p>4</text:p>
          </table:table-cell>
          <table:table-cell table:formula="of:=SUM([.U56:.U60])" office:value-type="float" office:value="3" calcext:value-type="float">
            <text:p>3</text:p>
          </table:table-cell>
          <table:table-cell table:formula="of:=SUM([.V56:.V60])" office:value-type="float" office:value="4" calcext:value-type="float">
            <text:p>4</text:p>
          </table:table-cell>
          <table:table-cell table:formula="of:=SUM([.W56:.W60])" office:value-type="float" office:value="3" calcext:value-type="float">
            <text:p>3</text:p>
          </table:table-cell>
          <table:table-cell table:formula="of:=SUM([.X56:.X60])" office:value-type="float" office:value="1" calcext:value-type="float">
            <text:p>1</text:p>
          </table:table-cell>
          <table:table-cell table:formula="of:=SUM([.Y56:.Y60])" office:value-type="float" office:value="5" calcext:value-type="float">
            <text:p>5</text:p>
          </table:table-cell>
          <table:table-cell table:formula="of:=SUM([.Z56:.Z60])" office:value-type="float" office:value="1" calcext:value-type="float">
            <text:p>1</text:p>
          </table:table-cell>
          <table:table-cell table:formula="of:=SUM([.AA56:.AA60])" office:value-type="float" office:value="1" calcext:value-type="float">
            <text:p>1</text:p>
          </table:table-cell>
          <table:table-cell table:formula="of:=SUM([.AB56:.AB60])" office:value-type="float" office:value="4" calcext:value-type="float">
            <text:p>4</text:p>
          </table:table-cell>
          <table:table-cell table:formula="of:=SUM([.AC56:.AC60])" office:value-type="float" office:value="3" calcext:value-type="float">
            <text:p>3</text:p>
          </table:table-cell>
          <table:table-cell table:formula="of:=SUM([.AD56:.AD60])" office:value-type="float" office:value="2" calcext:value-type="float">
            <text:p>2</text:p>
          </table:table-cell>
          <table:table-cell table:formula="of:=SUM([.AE56:.AE60])" office:value-type="float" office:value="4" calcext:value-type="float">
            <text:p>4</text:p>
          </table:table-cell>
          <table:table-cell table:formula="of:=SUM([.AF56:.AF60])" office:value-type="float" office:value="5" calcext:value-type="float">
            <text:p>5</text:p>
          </table:table-cell>
          <table:table-cell table:formula="of:=SUM([.AG56:.AG60])" office:value-type="float" office:value="2" calcext:value-type="float">
            <text:p>2</text:p>
          </table:table-cell>
          <table:table-cell table:formula="of:=SUM([.AH56:.AH60])" office:value-type="float" office:value="3" calcext:value-type="float">
            <text:p>3</text:p>
          </table:table-cell>
          <table:table-cell table:formula="of:=SUM([.AI56:.AI60])" office:value-type="float" office:value="3" calcext:value-type="float">
            <text:p>3</text:p>
          </table:table-cell>
          <table:table-cell table:formula="of:=SUM([.AJ56:.AJ60])" office:value-type="float" office:value="3" calcext:value-type="float">
            <text:p>3</text:p>
          </table:table-cell>
          <table:table-cell table:formula="of:=SUM([.AK56:.AK60])" office:value-type="float" office:value="2" calcext:value-type="float">
            <text:p>2</text:p>
          </table:table-cell>
          <table:table-cell table:formula="of:=SUM([.AL56:.AL60])" office:value-type="float" office:value="2" calcext:value-type="float">
            <text:p>2</text:p>
          </table:table-cell>
          <table:table-cell table:formula="of:=SUM([.AM56:.AM60])" office:value-type="float" office:value="2" calcext:value-type="float">
            <text:p>2</text:p>
          </table:table-cell>
          <table:table-cell table:formula="of:=SUM([.AN56:.AN60])" office:value-type="float" office:value="3" calcext:value-type="float">
            <text:p>3</text:p>
          </table:table-cell>
          <table:table-cell table:formula="of:=SUM([.AO56:.AO60])" office:value-type="float" office:value="3" calcext:value-type="float">
            <text:p>3</text:p>
          </table:table-cell>
          <table:table-cell table:formula="of:=SUM([.AP56:.AP60])" office:value-type="float" office:value="3" calcext:value-type="float">
            <text:p>3</text:p>
          </table:table-cell>
          <table:table-cell table:formula="of:=SUM([.AQ56:.AQ60])" office:value-type="float" office:value="2" calcext:value-type="float">
            <text:p>2</text:p>
          </table:table-cell>
          <table:table-cell table:formula="of:=SUM([.AR56:.AR60])" office:value-type="float" office:value="1" calcext:value-type="float">
            <text:p>1</text:p>
          </table:table-cell>
          <table:table-cell table:formula="of:=SUM([.AS56:.AS60])" office:value-type="float" office:value="3" calcext:value-type="float">
            <text:p>3</text:p>
          </table:table-cell>
          <table:table-cell table:formula="of:=SUM([.AT56:.AT60])" office:value-type="float" office:value="2" calcext:value-type="float">
            <text:p>2</text:p>
          </table:table-cell>
          <table:table-cell table:formula="of:=SUM([.AU56:.AU60])" office:value-type="float" office:value="1" calcext:value-type="float">
            <text:p>1</text:p>
          </table:table-cell>
          <table:table-cell table:formula="of:=SUM([.AV56:.AV60])" office:value-type="float" office:value="1" calcext:value-type="float">
            <text:p>1</text:p>
          </table:table-cell>
          <table:table-cell table:formula="of:=SUM([.AW56:.AW60])" office:value-type="float" office:value="2" calcext:value-type="float">
            <text:p>2</text:p>
          </table:table-cell>
          <table:table-cell table:formula="of:=SUM([.AX56:.AX60])" office:value-type="float" office:value="2" calcext:value-type="float">
            <text:p>2</text:p>
          </table:table-cell>
          <table:table-cell table:formula="of:=SUM([.AY56:.AY60])" office:value-type="float" office:value="4" calcext:value-type="float">
            <text:p>4</text:p>
          </table:table-cell>
          <table:table-cell table:formula="of:=SUM([.AZ56:.AZ60])" office:value-type="float" office:value="1" calcext:value-type="float">
            <text:p>1</text:p>
          </table:table-cell>
          <table:table-cell table:formula="of:=SUM([.BA56:.BA60])" office:value-type="float" office:value="2" calcext:value-type="float">
            <text:p>2</text:p>
          </table:table-cell>
          <table:table-cell table:formula="of:=SUM([.BB56:.BB60])" office:value-type="float" office:value="3" calcext:value-type="float">
            <text:p>3</text:p>
          </table:table-cell>
          <table:table-cell table:formula="of:=SUM([.BC56:.BC60])" office:value-type="float" office:value="3" calcext:value-type="float">
            <text:p>3</text:p>
          </table:table-cell>
          <table:table-cell table:formula="of:=SUM([.BD56:.BD60])" office:value-type="float" office:value="3" calcext:value-type="float">
            <text:p>3</text:p>
          </table:table-cell>
          <table:table-cell table:formula="of:=SUM([.BE56:.BE60])" office:value-type="float" office:value="2" calcext:value-type="float">
            <text:p>2</text:p>
          </table:table-cell>
          <table:table-cell table:formula="of:=SUM([.BF56:.BF60])" office:value-type="float" office:value="1" calcext:value-type="float">
            <text:p>1</text:p>
          </table:table-cell>
          <table:table-cell table:formula="of:=SUM([.BG56:.BG60])" office:value-type="float" office:value="1" calcext:value-type="float">
            <text:p>1</text:p>
          </table:table-cell>
          <table:table-cell table:formula="of:=SUM([.BH56:.BH60])" office:value-type="float" office:value="2" calcext:value-type="float">
            <text:p>2</text:p>
          </table:table-cell>
          <table:table-cell table:formula="of:=SUM([.BI56:.BI60])" office:value-type="float" office:value="1" calcext:value-type="float">
            <text:p>1</text:p>
          </table:table-cell>
          <table:table-cell table:formula="of:=SUM([.BJ56:.BJ60])" office:value-type="float" office:value="2" calcext:value-type="float">
            <text:p>2</text:p>
          </table:table-cell>
          <table:table-cell table:formula="of:=SUM([.BK56:.BK60])" office:value-type="float" office:value="2" calcext:value-type="float">
            <text:p>2</text:p>
          </table:table-cell>
          <table:table-cell table:formula="of:=SUM([.BL56:.BL60])" office:value-type="float" office:value="3" calcext:value-type="float">
            <text:p>3</text:p>
          </table:table-cell>
          <table:table-cell table:formula="of:=SUM([.BM56:.BM60])" office:value-type="float" office:value="3" calcext:value-type="float">
            <text:p>3</text:p>
          </table:table-cell>
          <table:table-cell table:formula="of:=SUM([.BN56:.BN60])" office:value-type="float" office:value="2" calcext:value-type="float">
            <text:p>2</text:p>
          </table:table-cell>
          <table:table-cell table:formula="of:=SUM([.BO56:.BO60])" office:value-type="float" office:value="4" calcext:value-type="float">
            <text:p>4</text:p>
          </table:table-cell>
          <table:table-cell table:formula="of:=SUM([.BP56:.BP60])" office:value-type="float" office:value="1" calcext:value-type="float">
            <text:p>1</text:p>
          </table:table-cell>
          <table:table-cell table:formula="of:=SUM([.BQ56:.BQ60])" office:value-type="float" office:value="5" calcext:value-type="float">
            <text:p>5</text:p>
          </table:table-cell>
          <table:table-cell table:formula="of:=SUM([.BR56:.BR60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9T10:10:53.180173907</dc:date>
    <meta:document-statistic meta:table-count="1" meta:cell-count="4572" meta:object-count="0"/>
    <meta:generator>LibreOffice/4.2.8.2$Linux_X86_64 LibreOffice_project/420m0$Build-2</meta:generator>
  </office:meta>
</office:document-meta>
</file>